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486in" fo:margin-left="0in" fo:break-before="auto" fo:break-after="auto" table:align="left" style:may-break-between-rows="false"/>
    </style:style>
    <style:style style:name="Table1.A" style:family="table-column">
      <style:table-column-properties style:column-width="1.6222in"/>
    </style:style>
    <style:style style:name="Table1.B" style:family="table-column">
      <style:table-column-properties style:column-width="5.1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s" fo:country="ES" fo:font-weight="bold" officeooo:rsid="000db941" officeooo:paragraph-rsid="000db941" style:font-weight-asian="bold" style:font-weight-complex="bold"/>
    </style:style>
    <style:style style:name="P2" style:family="paragraph" style:parent-style-name="Text_20_body">
      <style:text-properties officeooo:rsid="0013ee5d" officeooo:paragraph-rsid="0013ee5d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language="es" fo:country="ES" officeooo:rsid="000db941" officeooo:paragraph-rsid="000db941"/>
    </style:style>
    <style:style style:name="P4" style:family="paragraph" style:parent-style-name="Title">
      <style:text-properties fo:language="es" fo:country="ES"/>
    </style:style>
    <style:style style:name="P5" style:family="paragraph" style:parent-style-name="Subtitle">
      <style:text-properties fo:language="es" fo:country="ES" officeooo:rsid="0010e578" officeooo:paragraph-rsid="0010e578"/>
    </style:style>
    <style:style style:name="P6" style:family="paragraph" style:parent-style-name="Table_20_Heading">
      <style:text-properties officeooo:rsid="0010e578" officeooo:paragraph-rsid="0010e578"/>
    </style:style>
    <style:style style:name="P7" style:family="paragraph" style:parent-style-name="Table_20_Contents">
      <style:text-properties officeooo:rsid="0010e578" officeooo:paragraph-rsid="0010e578"/>
    </style:style>
    <style:style style:name="P8" style:family="paragraph" style:parent-style-name="Text_20_body" style:list-style-name="L1">
      <style:text-properties officeooo:rsid="0013ee5d" officeooo:paragraph-rsid="0013ee5d"/>
    </style:style>
    <style:style style:name="P9" style:family="paragraph" style:parent-style-name="Text_20_body" style:list-style-name="L1">
      <style:text-properties officeooo:rsid="0014acc6" officeooo:paragraph-rsid="0014acc6"/>
    </style:style>
    <style:style style:name="P10" style:family="paragraph" style:parent-style-name="Text_20_body">
      <style:text-properties officeooo:rsid="00163b32" officeooo:paragraph-rsid="00163b32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officeooo:rsid="0013ee5d"/>
    </style:style>
    <style:style style:name="T2" style:family="text">
      <style:text-properties officeooo:rsid="0014ac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ftware de gestión de farmacias</text:p>
      <text:p text:style-name="P5">Asignación de roles <text:span text:style-name="T1">y métodos de comunicación</text:span></text:p>
      <text:p text:style-name="P1">Fecha: 17-8-2014</text:p>
      <text:p text:style-name="P1">Responsables:</text:p>
      <text:p text:style-name="P3">José Aguerre</text:p>
      <text:p text:style-name="P3">Andrés Beraldo</text:p>
      <text:p text:style-name="P3">Sebastián Caballero</text:p>
      <text:p text:style-name="P3">Ignacio Decia</text:p>
      <text:p text:style-name="P3">Victoria Díaz</text:p>
      <text:p text:style-name="P3">Agustín Farías</text:p>
      <text:p text:style-name="P3">Lucía Labat</text:p>
      <text:p text:style-name="P3">Sofía Palamarchuk</text:p>
      <text:p text:style-name="P3">Juan Manuel Pereira</text:p>
      <text:p text:style-name="P3">Ignacio Rodríguez</text:p>
      <text:p text:style-name="P3">Guillermo Suárez</text:p>
      <text:p text:style-name="P3">Santiago Tabárez</text:p>
      <text:h text:style-name="P11" text:outline-level="1">Roles:</text:h>
      <text:p text:style-name="P2">A continuación se muestra una tabla con la distribución de roles por integrante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Integrante</text:p>
            </table:table-cell>
            <table:table-cell table:style-name="Table1.B1" office:value-type="string">
              <text:p text:style-name="P6">Roles</text:p>
            </table:table-cell>
          </table:table-row>
        </table:table-header-rows>
        <table:table-row>
          <table:table-cell table:style-name="Table1.A2" office:value-type="string">
            <text:p text:style-name="P7">José Aguerre</text:p>
          </table:table-cell>
          <table:table-cell table:style-name="Table1.B2" office:value-type="string">
            <text:p text:style-name="P7">Analista - Implementador</text:p>
          </table:table-cell>
        </table:table-row>
        <table:table-row>
          <table:table-cell table:style-name="Table1.A2" office:value-type="string">
            <text:p text:style-name="P7">Andrés Beraldo</text:p>
          </table:table-cell>
          <table:table-cell table:style-name="Table1.B2" office:value-type="string">
            <text:p text:style-name="P7">Analista – Documentador de Usuario – Asistente de Verificación</text:p>
          </table:table-cell>
        </table:table-row>
        <table:table-row>
          <table:table-cell table:style-name="Table1.A2" office:value-type="string">
            <text:p text:style-name="P7">Sebastián Caballero</text:p>
          </table:table-cell>
          <table:table-cell table:style-name="Table1.B2" office:value-type="string">
            <text:p text:style-name="P7">Analista - Implementador</text:p>
          </table:table-cell>
        </table:table-row>
        <table:table-row>
          <table:table-cell table:style-name="Table1.A2" office:value-type="string">
            <text:p text:style-name="P7">Ignacio Decia</text:p>
          </table:table-cell>
          <table:table-cell table:style-name="Table1.B2" office:value-type="string">
            <text:p text:style-name="P7">Arquitecto - Asistente de Verificación - CoordDes</text:p>
          </table:table-cell>
        </table:table-row>
        <table:table-row>
          <table:table-cell table:style-name="Table1.A2" office:value-type="string">
            <text:p text:style-name="P7">Victoria Díaz</text:p>
          </table:table-cell>
          <table:table-cell table:style-name="Table1.B2" office:value-type="string">
            <text:p text:style-name="P7">Especialista Técnico – Implementador – Responsable de integración</text:p>
          </table:table-cell>
        </table:table-row>
        <table:table-row>
          <table:table-cell table:style-name="Table1.A2" office:value-type="string">
            <text:p text:style-name="P7">Agustín Farías</text:p>
          </table:table-cell>
          <table:table-cell table:style-name="Table1.B2" office:value-type="string">
            <text:p text:style-name="P7">Administrador <text:s/>- Asistente de Verificación – Responsable de Comunicación</text:p>
          </table:table-cell>
        </table:table-row>
        <table:table-row>
          <table:table-cell table:style-name="Table1.A2" office:value-type="string">
            <text:p text:style-name="P7">Lucía Labat</text:p>
          </table:table-cell>
          <table:table-cell table:style-name="Table1.B2" office:value-type="string">
            <text:p text:style-name="P7">Responsable de Verificación – Asistente de SQA</text:p>
          </table:table-cell>
        </table:table-row>
        <table:table-row>
          <table:table-cell table:style-name="Table1.A2" office:value-type="string">
            <text:p text:style-name="P7">Sofía Palamarchuk</text:p>
          </table:table-cell>
          <table:table-cell table:style-name="Table1.B2" office:value-type="string">
            <text:p text:style-name="P7">Responsable de SQA - Asistente de Verificación</text:p>
          </table:table-cell>
        </table:table-row>
        <table:table-row>
          <table:table-cell table:style-name="Table1.A2" office:value-type="string">
            <text:p text:style-name="P7">Juan Manuel Pereira</text:p>
          </table:table-cell>
          <table:table-cell table:style-name="Table1.B2" office:value-type="string">
            <text:p text:style-name="P7">Responsable de SCM – Especialista Técnico - Implementador</text:p>
          </table:table-cell>
        </table:table-row>
        <table:table-row>
          <table:table-cell table:style-name="Table1.A2" office:value-type="string">
            <text:p text:style-name="P7">Ignacio Rodríguez</text:p>
          </table:table-cell>
          <table:table-cell table:style-name="Table1.B2" office:value-type="string">
            <text:p text:style-name="P7">Analista - Implementador</text:p>
          </table:table-cell>
        </table:table-row>
        <table:table-row>
          <table:table-cell table:style-name="Table1.A2" office:value-type="string">
            <text:p text:style-name="P7">Guillermo Suárez</text:p>
          </table:table-cell>
          <table:table-cell table:style-name="Table1.B2" office:value-type="string">
            <text:p text:style-name="P7">Analista - Diseñador de interfaz de usuario - Implementador</text:p>
          </table:table-cell>
        </table:table-row>
        <table:table-row>
          <table:table-cell table:style-name="Table1.A2" office:value-type="string">
            <text:p text:style-name="P7">Santiago Tabárez</text:p>
          </table:table-cell>
          <table:table-cell table:style-name="Table1.B2" office:value-type="string">
            <text:p text:style-name="P7">Especialista Técnico – Implementador – Responsable de integración</text:p>
          </table:table-cell>
        </table:table-row>
      </table:table>
      <text:h text:style-name="Heading_20_1" text:outline-level="1">Mecanismos de comunicación</text:h>
      <text:p text:style-name="P10">Luego de la primera reunión decidimos cambiar el grupo de Google por la plataforma web Bitrix24, ya que ofrece herramientas para gestión de proyectos y comunicación del equipo de desarrollo de forma integrada. Comparamos ambas opciones y esta última nos pareció mucho más conveniente.</text:p>
      <text:p text:style-name="P2"><text:span text:style-name="T2">Los mecanismos</text:span> principal<text:span text:style-name="T2">es</text:span> de comunicación interna del equipo será<text:span text:style-name="T2">n</text:span>:</text:p>
      <text:list xml:id="list5135276812386683495" text:style-name="L1">
        <text:list-item>
          <text:p text:style-name="P8">Plataforma web Bitrix24: <text:a xlink:type="simple" xlink:href="https://bitrix24.com/">https://bitrix24.com/</text:a></text:p>
        </text:list-item>
        <text:list-item>
          <text:p text:style-name="P9">Reuniones</text:p>
        </text:list-item>
      </text:list>
      <text:p text:style-name="P2">Los mecanismos alternativos:</text:p>
      <text:list xml:id="list211441105387853" text:continue-numbering="true" text:style-name="L1">
        <text:list-item>
          <text:p text:style-name="P8">Comunicación telefónica (llamada o sms)</text:p>
        </text:list-item>
        <text:list-item>
          <text:p text:style-name="P8">Mensajería instantáne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7T13:01:08.714476232</meta:creation-date>
    <dc:date>2014-08-17T21:14:39.908898760</dc:date>
    <meta:editing-duration>PT1H56M35S</meta:editing-duration>
    <meta:editing-cycles>12</meta:editing-cycles>
    <meta:generator>LibreOffice/4.2.4.2$Linux_X86_64 LibreOffice_project/420m0$Build-2</meta:generator>
    <meta:document-statistic meta:table-count="1" meta:image-count="0" meta:object-count="0" meta:page-count="2" meta:paragraph-count="52" meta:word-count="228" meta:character-count="1692" meta:non-whitespace-character-count="1510"/>
  </office:meta>
</office:document-meta>
</file>